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5mm" fo:break-before="auto" style:use-optimal-row-height="true"/>
    </style:style>
    <style:style style:name="ro3" style:family="table-row">
      <style:table-row-properties style:row-height="42.55mm" fo:break-before="auto" style:use-optimal-row-height="true"/>
    </style:style>
    <style:style style:name="ro4" style:family="table-row">
      <style:table-row-properties style:row-height="15.66mm" fo:break-before="auto" style:use-optimal-row-height="true"/>
    </style:style>
    <style:style style:name="ro5" style:family="table-row">
      <style:table-row-properties style:row-height="19.47mm" fo:break-before="auto" style:use-optimal-row-height="true"/>
    </style:style>
    <style:style style:name="ro6" style:family="table-row">
      <style:table-row-properties style:row-height="8.0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0.06pt solid #000000" fo:border-left="0.06pt solid #000000" fo:border-right="none" fo:border-top="0.06pt solid #000000"/>
    </style:style>
    <style:style style:name="ce16"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fo:border-left="none" fo:border-right="none" fo:border-top="0.06pt solid #000000"/>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1" style:family="table-cell" style:parent-style-name="Default">
      <style:table-cell-properties fo:border-bottom="0.06pt solid #000000" fo:border-left="none" fo:border-right="0.06pt solid #000000" fo:border-top="none"/>
    </style:style>
    <style:style style:name="ce12" style:family="table-cell" style:parent-style-name="Default" style:data-style-name="N11">
      <style:table-cell-properties fo:border-bottom="0.06pt solid #000000" fo:border-left="none" fo:border-right="0.06pt solid #000000" fo:border-top="0.06pt solid #000000"/>
    </style:style>
    <style:style style:name="ce26" style:family="table-cell" style:parent-style-name="Default">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6"/>
        <table:table-column table:style-name="co2" table:default-cell-style-name="Default"/>
        <table:table-column table:style-name="co3" table:default-cell-style-name="Default"/>
        <table:table-column table:style-name="co4" table:default-cell-style-name="Default"/>
        <table:table-column table:style-name="co5" table:default-cell-style-name="ce9"/>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26"/>
        <table:table-column table:style-name="co11" table:number-columns-repeated="14"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3" office:value-type="string" calcext:value-type="string">
            <text:p>http://www.ocean-sci.net/12/925/2016/</text:p>
          </table:table-cell>
          <table:table-cell table:style-name="ce6" office:value-type="string" calcext:value-type="string">
            <text:p>Interactive open access journal of European Geoscience</text:p>
          </table:table-cell>
          <table:table-cell table:style-name="ce6" office:value-type="string" calcext:value-type="string">
            <text:p>Article/Investigation</text:p>
          </table:table-cell>
          <table:table-cell table:style-name="ce6" office:value-type="string" calcext:value-type="string">
            <text:p>European Geoscience Union</text:p>
          </table:table-cell>
          <table:table-cell table:style-name="ce6" office:value-type="string" calcext:value-type="string">
            <text:p>Greenhouse-gas emissions have created a planetary energy imbalance that is primarily manifested by increasing ocean heat content (OHC). Updated observational estimates of full-depth OHC change since 1970 are presented that account for recent advancements in reducing observation errors and biases. The full-depth OHC has increased by 0.74 [0.68, 0.80]  ×  1022 J yr−1 (0.46 Wm−2) and 1.22 [1.16–1.29]  ×  1022 J yr−1 (0.75 Wm−2) for 1970–2005 and 1992–2005, respectively, with a 5 to 95 % confidence interval of the median. The CMIP5 models show large spread in OHC changes, suggesting that some models are not state-of-the-art and require further improvements. However, the ensemble median has excellent agreement with our observational estimate: 0.68 [0.54–0.82]  ×  1022 J yr−1 (0.42 Wm−2) from 1970 to 2005 and 1.25 [1.10–1.41]  ×  1022 J yr−1 (0.77 Wm−2) from 1992 to 2005. These results increase confidence in both the observational and model estimates to quantify and study changes in Earth's energy imbalance over the historical period. We suggest that OHC be a fundamental metric for climate model validation and evaluation, especially for forced changes (decadal timescales).</text:p>
          </table:table-cell>
          <table:table-cell table:style-name="ce6" office:value-type="string" calcext:value-type="string">
            <text:p>English</text:p>
          </table:table-cell>
          <table:table-cell table:style-name="ce6" office:value-type="string" calcext:value-type="string">
            <text:p>The reason climate scientists believe that human activity affects global warming, is that their models stop working when they don’t take it into account.</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4"/>
          <table:table-cell table:style-name="ce7"/>
          <table:table-cell table:style-name="ce9" office:value-type="string" calcext:value-type="string">
            <text:p><text:s/></text:p>
          </table:table-cell>
          <table:table-cell table:style-name="ce7" table:number-columns-repeated="7"/>
          <table:table-cell table:style-name="ce11"/>
          <table:table-cell table:number-columns-repeated="14"/>
        </table:table-row>
        <table:table-row table:style-name="ro2">
          <table:table-cell table:style-name="ce5" office:value-type="string" calcext:value-type="string">
            <text:p><text:a xlink:href="https://www.theguardian.com/environment/climate-consensus-97-per-cent/2016/jul/27/climate-models-are-accurately-predicting-ocean-and-global-warming" xlink:type="simple">https://www.theguardian.com/environment/climate-consensus-97-per-cent/2016/jul/27/climate-models-are-accurately-predicting-ocean-and-global-warming</text:a></text:p>
          </table:table-cell>
          <table:table-cell table:style-name="ce8" office:value-type="string" calcext:value-type="string">
            <text:p>Science Article in online Newspaper</text:p>
          </table:table-cell>
          <table:table-cell table:style-name="ce8" office:value-type="string" calcext:value-type="string">
            <text:p>interview to Dr. Kevin E. Trenberth</text:p>
          </table:table-cell>
          <table:table-cell table:style-name="ce8" office:value-type="string" calcext:value-type="string">
            <text:p>The Guardian</text:p>
          </table:table-cell>
          <table:table-cell table:style-name="ce8" office:value-type="string" calcext:value-type="string">
            <text:p>ccording to the measurements, the Earth has gained 0.46 Watts per square meter between 1970 and 2005. Since, 1992 the rate is higher (0.75 Watts per square meter) and therefore shows an acceleration of the warming. To put this in perspective, this is the equivalent of 5,400,000,000,000 (or 5,400 billion) 60-watt light bulbs running continuously day and night. In my view, these numbers are the most accurate measurements of the rate at which the Earth is warming.</text:p>
            <text:p/>
            <text:p>What about the next question – how did the models do? Amazingly well. From 1970 through 2005, the models on average showed a warming of 0.41 Watts per square meter and from 1992-2005 the models gave 0.77 Watts per meter squared. This means that since 1992, the models have been within 3 % of the measurements. In my mind, this agreement is the strongest vindication of the models ever found, and in fact, in our study we suggest that matches between climate models and ocean warming should be a major test of the models.</text:p>
          </table:table-cell>
          <table:table-cell table:style-name="ce8" office:value-type="string" calcext:value-type="string">
            <text:p>English</text:p>
          </table:table-cell>
          <table:table-cell table:style-name="ce8" office:value-type="string" calcext:value-type="string">
            <text:p>The reason climate scientists believe that human activity affects global warming, is that their models stop working when they don’t take it into account.</text:p>
          </table:table-cell>
          <table:table-cell table:style-name="ce8" office:value-type="string" calcext:value-type="string">
            <text:p>English</text:p>
          </table:table-cell>
          <table:table-cell table:style-name="ce8" office:value-type="string" calcext:value-type="string">
            <text:p>Reliable</text:p>
          </table:table-cell>
          <table:table-cell table:style-name="ce8" office:value-type="string" calcext:value-type="string">
            <text:p>Dr. Kevin E. Trenberth is a Distinguished Senior Scientist in the Climate Analysis Section at the National Center for Atmospheric Research. From New Zealand, he obtained his Sc. D. in meteorology in 1972 from Massachusetts Institute of Technology. He was a lead author of the 1995, 2001 and 2007 Scientific Assessment of Climate Change reports from the Intergovernmental Panel on Climate Change (IPCC), and shared the 2007 Nobel Peace Prize which went to the IPCC. He served from 1999 to 2006 on the Joint Scientific Committee of the World Climate Research Programme (WCRP), and he chaired the WCRP Observation and Assimilation Panel from 2004 to 2010 and chaired the Global Energy and Water Exchanges (GEWEX) scientific steering group from 2010-2013 (member 2007-14); and chaired the 2014 7th International Scientific Conference on the Global Water and Energy Cycle Committee. He has also served on many national committees. He is a fellow of the American Meteorological Society (AMS), the American Association for Advancement of Science, the American Geophysical Union, and an honorary fellow of the Royal Society of New Zealand. In 2000 he received the Jule G. Charney award from the AMS; in 2003 he was given the NCAR Distinguished Achievement Award; in 2013 he was awarded the Prince Sultan Bin Abdulaziz International Prize for Water, and he received the Climate Communication Prize from AGU. He edited a 788 page book Climate System Modeling, published in 1992 and has published 543 scientific articles or papers, including 62 books or book chapters, and over 257 refereed journal articles. On Google Scholar, there are over 54,295 citations and an H index of 100 (100 papers have over 100 citations). He has given many invited scientific talks as well as appearing in a number of television, radio programs and newspaper articles. He is listed among the top 20 authors in highest citations in all of geophysics.</text:p>
          </table:table-cell>
          <table:table-cell table:style-name="ce12" office:value-type="percentage" office:value="1" calcext:value-type="percentage">
            <text:p>100.00%</text:p>
          </table:table-cell>
          <table:table-cell table:number-columns-repeated="14"/>
        </table:table-row>
        <table:table-row table:style-name="ro3">
          <table:table-cell table:style-name="ce5" office:value-type="string" calcext:value-type="string">
            <text:p>https://www.nature.com/articles/nclimate2310.epdf?referrer_access_token=BTtlxZ2EPwMAcCaYN2V7TtRgN0jAjWel9jnR3ZoTv0MS4cBFKW7nezYd1ThfKUWDqFTu6KW5QsnoNuJhfCVLI08gjMqXpSkhCymg7_MLArSqJDXLhRlZIZNiUP2DGBnt_4FlGc594nQ_HeumJhaVSMLurylNhyyR1z-gM8RoL-0tZwXD4xRMQhflnb3Rbcxbbf0r2CQ8oT3B6DWO0ZN7H1gUsW06KV-MumPM4GcG2BZxIgJXHL_kh9uQeJX58PwAjJYYCHlFwJ9nESczs87BGL9MUWJcsAht_xcstrlhRiGGss0ximpV8Gh6o-Z4qMu2tlgTcp_1fbSuMojn6NtkGA%3D%3D&amp;tracking_referrer=www.theguardian.com</text:p>
          </table:table-cell>
          <table:table-cell table:style-name="ce8" office:value-type="string" calcext:value-type="string">
            <text:p>Climate change investigation</text:p>
          </table:table-cell>
          <table:table-cell table:style-name="ce8" office:value-type="string" calcext:value-type="string">
            <text:p>PDF article</text:p>
          </table:table-cell>
          <table:table-cell table:style-name="ce8" office:value-type="string" calcext:value-type="string">
            <text:p>nature.com</text:p>
          </table:table-cell>
          <table:table-cell table:style-name="ce8" office:value-type="string" calcext:value-type="string">
            <text:p>A new paper led by James Risbey just out in Nature Climate Change takes a clever approach to evaluating how accurate climate model temperature predictions have been while getting around the noise caused by natural cycles. The authors used a large set of simulations from 18 different climate models (from CMIP5). They looked at each 15-year period since the 1950s, and compared how accurately each model simulation had represented El Niño and La Niña conditions during those 15 years, using the trends in what's known as the Niño3.4 index.</text:p>
            <text:p/>
            <text:p>Each individual climate model run has a random representation of these natural ocean cycles, so for every 15-year period, some of those simulations will have accurately represented the actual El Niño conditions just by chance. The study authors compared the simulations that were correctly synchronized with the ocean cycles (blue data in the left frame below) and the most out-of-sync (grey data in the right frame) to the observed global surface temperature changes (red) for each 15-year period.</text:p>
            <text:p/>
            <text:p> The red dots on the thin red line correspond to the 15-year observed trends for each 15-year period.  The blue dots show the 15-year average trends from only those CMIP5 runs in each 15-year period where the model Niño3.4 trend is close to the observed Niño3.4 trend. The grey dots show the average 15-year trends for only the models with the worst correspondence to the observed Niño3.4 trend.  The size of the dots are proportional to the number of models selected.  The envelopes represent 2.5–97.5 percentile loess-smoothed fits to the models and data.</text:p>
            <text:p> Red: 15-year observed trends for each period. Blue: 15-year average trends from CMIP5 runs where the model Niño3.4 trend is close to observations. Grey: average 15-year trends for only the models with the worst correspondence to the Niño3.4 trend. The sizes of the dots are proportional to the number of models selected. From Nature Climate Change</text:p>
            <text:p>The authors conclude,</text:p>
            <text:p/>
            <text:p>When the phase of natural variability is taken into account, the model 15-year warming trends in CMIP5 projections well estimate the observed trends for all 15-year periods over the past half-century.</text:p>
            <text:p/>
            <text:p>It's also clear from the grey figure that models that are out-of-sync with the observed changes in these ocean cycles simulate dramatically higher warming trends over the past 30 years. In other words, the model simulations that happened not to accurately represent these ocean cycles were the ones that over-predicted global surface warming.</text:p>
          </table:table-cell>
          <table:table-cell table:style-name="ce8"/>
          <table:table-cell table:style-name="ce8" office:value-type="string" calcext:value-type="string">
            <text:p>The reason climate scientists believe that human activity affects global warming, is that their models stop working when they don’t take it into account.</text:p>
          </table:table-cell>
          <table:table-cell table:style-name="ce8" office:value-type="string" calcext:value-type="string">
            <text:p>English</text:p>
          </table:table-cell>
          <table:table-cell table:style-name="ce8" office:value-type="string" calcext:value-type="string">
            <text:p>Reliable</text:p>
          </table:table-cell>
          <table:table-cell table:style-name="ce8" office:value-type="string" calcext:value-type="string">
            <text:p>Investigation/study by dr James Risbey, http://people.csiro.au/R/J/James-Risbey</text:p>
          </table:table-cell>
          <table:table-cell table:style-name="ce12" office:value-type="percentage" office:value="1" calcext:value-type="percentage">
            <text:p>100.00%</text:p>
          </table:table-cell>
          <table:table-cell table:number-columns-repeated="10"/>
          <table:table-cell table:number-columns-repeated="4" office:value-type="string" calcext:value-type="string">
            <text:p><text:s/></text:p>
          </table:table-cell>
        </table:table-row>
        <table:table-row table:style-name="ro4">
          <table:table-cell table:style-name="ce3" office:value-type="string" calcext:value-type="string">
            <text:p>http://principia-scientific.org/self-contradictory-greenhouse-warming-theory/</text:p>
          </table:table-cell>
          <table:table-cell table:style-name="ce6" office:value-type="string" calcext:value-type="string">
            <text:p>science educational website</text:p>
          </table:table-cell>
          <table:table-cell table:style-name="ce6" office:value-type="string" calcext:value-type="string">
            <text:p>Article </text:p>
          </table:table-cell>
          <table:table-cell table:style-name="ce6" office:value-type="string" calcext:value-type="string">
            <text:p>Principia Scientific Internacional</text:p>
          </table:table-cell>
          <table:table-cell table:style-name="ce21" office:value-type="string" calcext:value-type="string">
            <text:p>Despite the contrary evidence of more than a decade of no global warming trend, warmists continue to claim Earth’s surface temperature will rise in response to minuscule increases in a minor atmospheric gas (carbon dioxide, CO2) that has the ability to absorb and re-radiate certain frequencies of outgoing infrared radiation (IR).</text:p>
          </table:table-cell>
          <table:table-cell table:style-name="ce6"/>
          <table:table-cell table:style-name="ce6" office:value-type="string" calcext:value-type="string">
            <text:p>The reason climate scientists believe that human activity affects global warming, is that their models stop working when they don’t take it into account.</text:p>
          </table:table-cell>
          <table:table-cell table:style-name="ce6" office:value-type="string" calcext:value-type="string">
            <text:p>English</text:p>
          </table:table-cell>
          <table:table-cell table:style-name="ce6" office:value-type="string" calcext:value-type="string">
            <text:p>Not Reliable</text:p>
          </table:table-cell>
          <table:table-cell table:style-name="ce6" office:value-type="string" calcext:value-type="string">
            <text:p>http://www.webcommentary.com/</text:p>
          </table:table-cell>
          <table:table-cell table:style-name="ce10" office:value-type="percentage" office:value="0" calcext:value-type="percentage">
            <text:p>0.00%</text:p>
          </table:table-cell>
          <table:table-cell table:number-columns-repeated="14"/>
        </table:table-row>
        <table:table-row table:style-name="ro5">
          <table:table-cell/>
          <table:table-cell office:value-type="string" calcext:value-type="string">
            <text:p><text:s/></text:p>
          </table:table-cell>
          <table:table-cell table:number-columns-repeated="2"/>
          <table:table-cell office:value-type="string" calcext:value-type="string">
            <text:p>This claim gets major traction with the “green” movement who constantly hear assertions that carbon dioxide is an atmospheric “pollutant” with the capacity to destroy the planet. Ironically, the reality is just the opposite with carbon-based fuels being the most “green” of any energy source known to man! Why? Because the by-product of using carbon-based fuels is carbon dioxide, an essential ingredient for plant growth!</text:p>
          </table:table-cell>
          <table:table-cell table:number-columns-repeated="20"/>
        </table:table-row>
        <table:table-row table:style-name="ro4">
          <table:table-cell table:number-columns-repeated="4"/>
          <table:table-cell office:value-type="string" calcext:value-type="string">
            <text:p>Yet even warmists admit that carbon dioxide alone is insufficient to create the catastrophic climate change they claim. Instead, they claim that slight atmospheric warming from additional atmospheric carbon dioxide will increase atmospheric water vapor which, in turn, will lead to catastrophic warming.</text:p>
          </table:table-cell>
          <table:table-cell table:number-columns-repeated="20"/>
        </table:table-row>
        <table:table-row table:style-name="ro6">
          <table:table-cell table:number-columns-repeated="4"/>
          <table:table-cell office:value-type="string" calcext:value-type="string">
            <text:p>Conveniently, these beliefs ignore an important law of physics that prohibits a cooler body (the atmosphere) from increasing the temperature of a warmer body (Earth’s surface).</text:p>
          </table:table-cell>
          <table:table-cell table:number-columns-repeated="20"/>
        </table:table-row>
        <table:table-row table:style-name="ro1">
          <table:table-cell table:number-columns-repeated="4"/>
          <table:table-cell office:value-type="string" calcext:value-type="string">
            <text:p>Essentially, the warmist theory is:</text:p>
          </table:table-cell>
          <table:table-cell table:number-columns-repeated="20"/>
        </table:table-row>
        <table:table-row table:style-name="ro6">
          <table:table-cell table:number-columns-repeated="4"/>
          <table:table-cell table:style-name="ce22" office:value-type="string" calcext:value-type="string">
            <text:p>Warming climate results from a base climate to which is added an increase in warmth due to the impact of additional atmospheric carbon dioxide.</text:p>
          </table:table-cell>
          <table:table-cell table:number-columns-repeated="20"/>
        </table:table-row>
        <table:table-row table:style-name="ro6">
          <table:table-cell table:number-columns-repeated="4"/>
          <table:table-cell office:value-type="string" calcext:value-type="string">
            <text:p>The problem with this theory is it cannot be sustained in the real world. This can be seen more easily if we translate this statement into symbols from which a formulation can be expressed.</text:p>
          </table:table-cell>
          <table:table-cell table:number-columns-repeated="20"/>
        </table:table-row>
        <table:table-row table:style-name="ro1">
          <table:table-cell table:number-columns-repeated="4"/>
          <table:table-cell office:value-type="string" calcext:value-type="string">
            <text:p>Symbolically:</text:p>
          </table:table-cell>
          <table:table-cell table:number-columns-repeated="20"/>
        </table:table-row>
        <table:table-row table:style-name="ro1">
          <table:table-cell table:number-columns-repeated="4"/>
          <table:table-cell office:value-type="string" calcext:value-type="string">
            <text:p>A1 = warming climate,</text:p>
          </table:table-cell>
          <table:table-cell table:number-columns-repeated="20"/>
        </table:table-row>
        <table:table-row table:style-name="ro1">
          <table:table-cell/>
          <table:table-cell office:value-type="string" calcext:value-type="string">
            <text:p><text:s/></text:p>
          </table:table-cell>
          <table:table-cell table:number-columns-repeated="2"/>
          <table:table-cell table:style-name="ce22" office:value-type="string" calcext:value-type="string">
            <text:p>A0 = base climate, and,</text:p>
          </table:table-cell>
          <table:table-cell table:number-columns-repeated="20"/>
        </table:table-row>
        <table:table-row table:style-name="ro1">
          <table:table-cell table:number-columns-repeated="4"/>
          <table:table-cell table:style-name="ce22" office:value-type="string" calcext:value-type="string">
            <text:p>∆A0 = warming increase from impact of additional CO2.</text:p>
          </table:table-cell>
          <table:table-cell table:number-columns-repeated="20"/>
        </table:table-row>
        <table:table-row table:style-name="ro1">
          <table:table-cell table:number-columns-repeated="4"/>
          <table:table-cell office:value-type="string" calcext:value-type="string">
            <text:p>Which can be expressed by the formulation:</text:p>
          </table:table-cell>
          <table:table-cell table:number-columns-repeated="20"/>
        </table:table-row>
        <table:table-row table:style-name="ro1">
          <table:table-cell table:number-columns-repeated="4"/>
          <table:table-cell office:value-type="string" calcext:value-type="string">
            <text:p>A1 = A0 + ∆A0 &gt; A0; since ∆A0 &gt; 0</text:p>
          </table:table-cell>
          <table:table-cell table:number-columns-repeated="20"/>
        </table:table-row>
        <table:table-row table:style-name="ro1">
          <table:table-cell table:number-columns-repeated="4"/>
          <table:table-cell office:value-type="string" calcext:value-type="string">
            <text:p>Since this is an ongoing process, in general at any instant in time:</text:p>
          </table:table-cell>
          <table:table-cell table:number-columns-repeated="20"/>
        </table:table-row>
        <table:table-row table:style-name="ro1">
          <table:table-cell table:number-columns-repeated="4"/>
          <table:table-cell office:value-type="string" calcext:value-type="string">
            <text:p>Ai+1 = Ai + ∆Ai &gt; Ai</text:p>
          </table:table-cell>
          <table:table-cell table:number-columns-repeated="20"/>
        </table:table-row>
        <table:table-row table:style-name="ro1">
          <table:table-cell table:number-columns-repeated="4"/>
          <table:table-cell office:value-type="string" calcext:value-type="string">
            <text:p>This describes a process that produces a constantly increasing temperature.</text:p>
          </table:table-cell>
          <table:table-cell table:number-columns-repeated="20"/>
        </table:table-row>
        <table:table-row table:style-name="ro4">
          <table:table-cell table:number-columns-repeated="4"/>
          <table:table-cell office:value-type="string" calcext:value-type="string">
            <text:p>Note that the incremental increase in warming (∆Ai) must also increase (i.e., ∆Ai+1 &gt; ∆Ai) because, according to warmist theory, warming is dependent on (1) Earth’s surface temperature (that determines outgoing IR) and (2) the amount of atmospheric CO2, both of which are claimed to be increasing.</text:p>
          </table:table-cell>
          <table:table-cell table:number-columns-repeated="20"/>
        </table:table-row>
        <table:table-row table:style-name="ro6">
          <table:table-cell table:number-columns-repeated="4"/>
          <table:table-cell office:value-type="string" calcext:value-type="string">
            <text:p>This formulation describes the impact of claimed “back radiation” from the atmosphere that results in an increase in Earth’s surface temperature (warming climate). </text:p>
          </table:table-cell>
          <table:table-cell table:number-columns-repeated="20"/>
        </table:table-row>
        <table:table-row table:style-name="ro1">
          <table:table-cell table:number-columns-repeated="4"/>
          <table:table-cell office:value-type="string" calcext:value-type="string">
            <text:p>But since this is an ongoing process, what happens over time?</text:p>
          </table:table-cell>
          <table:table-cell table:number-columns-repeated="20"/>
        </table:table-row>
        <table:table-row table:style-name="ro6">
          <table:table-cell table:number-columns-repeated="4"/>
          <table:table-cell office:value-type="string" calcext:value-type="string">
            <text:p>Since each of the components in the expression is increasing, the incremental increase in temperature must increase:</text:p>
          </table:table-cell>
          <table:table-cell table:number-columns-repeated="20"/>
        </table:table-row>
        <table:table-row table:style-name="ro1">
          <table:table-cell table:number-columns-repeated="4"/>
          <table:table-cell office:value-type="string" calcext:value-type="string">
            <text:p>Ai is increasing,</text:p>
          </table:table-cell>
          <table:table-cell table:number-columns-repeated="20"/>
        </table:table-row>
        <table:table-row table:style-name="ro1">
          <table:table-cell table:number-columns-repeated="4"/>
          <table:table-cell table:style-name="ce22" office:value-type="string" calcext:value-type="string">
            <text:p>Ai+1 is increasing, and,</text:p>
          </table:table-cell>
          <table:table-cell table:number-columns-repeated="20"/>
        </table:table-row>
        <table:table-row table:style-name="ro1">
          <table:table-cell table:number-columns-repeated="4"/>
          <table:table-cell table:style-name="ce22" office:value-type="string" calcext:value-type="string">
            <text:p>∆Ai is increasing.</text:p>
          </table:table-cell>
          <table:table-cell table:number-columns-repeated="20"/>
        </table:table-row>
        <table:table-row table:style-name="ro1">
          <table:table-cell table:number-columns-repeated="4"/>
          <table:table-cell office:value-type="string" calcext:value-type="string">
            <text:p>Consequently, over time:</text:p>
          </table:table-cell>
          <table:table-cell table:number-columns-repeated="20"/>
        </table:table-row>
        <table:table-row table:style-name="ro1">
          <table:table-cell table:number-columns-repeated="4"/>
          <table:table-cell office:value-type="string" calcext:value-type="string">
            <text:p>∑ Ai+1  = ∑ (Ai + ∆Ai) =&gt; ∞; as i  =&gt; ∞</text:p>
          </table:table-cell>
          <table:table-cell table:number-columns-repeated="20"/>
        </table:table-row>
        <table:table-row table:style-name="ro6">
          <table:table-cell table:number-columns-repeated="4"/>
          <table:table-cell office:value-type="string" calcext:value-type="string">
            <text:p>and this process must lead to “runaway” warming (a continuous increase in surface temperature).</text:p>
          </table:table-cell>
          <table:table-cell table:number-columns-repeated="20"/>
        </table:table-row>
        <table:table-row table:style-name="ro1">
          <table:table-cell table:number-columns-repeated="4"/>
          <table:table-cell office:value-type="string" calcext:value-type="string">
            <text:p>So why hasn’t the process run away?</text:p>
          </table:table-cell>
          <table:table-cell table:number-columns-repeated="20"/>
        </table:table-row>
        <table:table-row table:style-name="ro1">
          <table:table-cell table:number-columns-repeated="4"/>
          <table:table-cell office:value-type="string" calcext:value-type="string">
            <text:p>It hasn’t on Venus, with <text:a xlink:href="http://en.wikipedia.org/wiki/Atmosphere_of_Venus" xlink:type="simple">a near-surface atmosphere that is 97% CO2</text:a>.</text:p>
          </table:table-cell>
          <table:table-cell table:number-columns-repeated="20"/>
        </table:table-row>
        <table:table-row table:style-name="ro2">
          <table:table-cell table:number-columns-repeated="4"/>
          <table:table-cell office:value-type="string" calcext:value-type="string">
            <text:p>While warmists might claim that climate warming has “run away” on Venus such claims ignore the fact that Venus’ atmospheric temperature is not increasing. Why? What stopped the warming if, indeed, the process is a “runaway” process?</text:p>
          </table:table-cell>
          <table:table-cell table:number-columns-repeated="20"/>
        </table:table-row>
        <table:table-row table:style-name="ro6">
          <table:table-cell table:number-columns-repeated="4"/>
          <table:table-cell office:value-type="string" calcext:value-type="string">
            <text:p>Neither has there been any runaway warming on Mars, despite <text:a xlink:href="http://en.wikipedia.org/wiki/Atmosphere_of_Mars" xlink:type="simple">a near-surface atmosphere of 95% CO2</text:a>! In fact, it’s quite chilly on Mars.</text:p>
          </table:table-cell>
          <table:table-cell table:number-columns-repeated="20"/>
        </table:table-row>
        <table:table-row table:style-name="ro5">
          <table:table-cell table:number-columns-repeated="4"/>
          <table:table-cell office:value-type="string" calcext:value-type="string">
            <text:p>Warmists might claim that Mars receives less warming from the Sun. But the warmist greenhouse effect is not dependent on the rate of solar warming, it is only dependent on the ability of an atmosphere containing “greenhouse gases” to “trap heat”, thereby magnifying it’s impact by a magical “back radiation” that, defying physical law, over time will establish the perpetual warming process described above.</text:p>
          </table:table-cell>
          <table:table-cell table:number-columns-repeated="20"/>
        </table:table-row>
        <table:table-row table:style-name="ro6">
          <table:table-cell table:number-columns-repeated="4"/>
          <table:table-cell office:value-type="string" calcext:value-type="string">
            <text:p>Closer to home, despite continuously rising atmospheric CO2, Earth’s global temperature hasn’t experienced any uptrend for well more than a decade!</text:p>
          </table:table-cell>
          <table:table-cell table:number-columns-repeated="20"/>
        </table:table-row>
        <table:table-row table:style-name="ro6">
          <table:table-cell table:number-columns-repeated="4"/>
          <table:table-cell office:value-type="string" calcext:value-type="string">
            <text:p>According to warmist theory, Earth’s temperature should have risen significantly over the past two decades. It has not.</text:p>
          </table:table-cell>
          <table:table-cell table:number-columns-repeated="20"/>
        </table:table-row>
        <table:table-row table:style-name="ro6">
          <table:table-cell table:number-columns-repeated="4"/>
          <table:table-cell office:value-type="string" calcext:value-type="string">
            <text:p>In fact, there is no meaningful correlation between atmospheric CO2and Earth’s temperature over the past 600 million years:</text:p>
          </table:table-cell>
          <table:table-cell table:number-columns-repeated="20"/>
        </table:table-row>
        <table:table-row table:style-name="ro1">
          <table:table-cell table:style-name="ce4"/>
          <table:table-cell table:style-name="ce7" table:number-columns-repeated="9"/>
          <table:table-cell table:style-name="ce11"/>
          <table:table-cell table:number-columns-repeated="14"/>
        </table:table-row>
        <table:table-row table:style-name="ro2">
          <table:table-cell table:style-name="ce3" office:value-type="string" calcext:value-type="string">
            <text:p>http://www.climatedepot.com/</text:p>
          </table:table-cell>
          <table:table-cell table:style-name="ce6" office:value-type="string" calcext:value-type="string">
            <text:p>Online global warming news</text:p>
          </table:table-cell>
          <table:table-cell table:style-name="ce6" office:value-type="string" calcext:value-type="string">
            <text:p>Article </text:p>
          </table:table-cell>
          <table:table-cell table:style-name="ce6" office:value-type="string" calcext:value-type="string">
            <text:p>climate depot</text:p>
          </table:table-cell>
          <table:table-cell table:style-name="ce21" office:value-type="string" calcext:value-type="string">
            <text:p>It may seem counterintuitive, but cleaner air could actually be exacerbating global warming trends. The soot and other particles that make up air pollution tend to scatter light back out into space.</text:p>
          </table:table-cell>
          <table:table-cell table:style-name="ce6" office:value-type="string" calcext:value-type="string">
            <text:p>English</text:p>
          </table:table-cell>
          <table:table-cell table:style-name="ce6" office:value-type="string" calcext:value-type="string">
            <text:p>The reason climate scientists believe that human activity affects global warming, is that their models stop working when they don’t take it into account.</text:p>
          </table:table-cell>
          <table:table-cell table:style-name="ce6" office:value-type="string" calcext:value-type="string">
            <text:p>English</text:p>
          </table:table-cell>
          <table:table-cell table:style-name="ce6" office:value-type="string" calcext:value-type="string">
            <text:p>Not Reliable</text:p>
          </table:table-cell>
          <table:table-cell table:style-name="ce6"/>
          <table:table-cell table:style-name="ce10" office:value-type="percentage" office:value="0" calcext:value-type="percentage">
            <text:p>0.00%</text:p>
          </table:table-cell>
          <table:table-cell table:number-columns-repeated="14"/>
        </table:table-row>
        <table:table-row table:style-name="ro4">
          <table:table-cell table:number-columns-repeated="4"/>
          <table:table-cell office:value-type="string" calcext:value-type="string">
            <text:p>As countries around the globe have cleaned up their act, there are fewer particles to reflect light, meaning more sunlight is reaching the Earth’s surface and warming it, Martin Wild, a researcher at ETH Zurich in Switzerland, said Tuesday (Dec. 15) here at the annual meeting of the American Geophysical Union.</text:p>
          </table:table-cell>
          <table:table-cell table:number-columns-repeated="20"/>
        </table:table-row>
        <table:table-row table:style-name="ro1">
          <table:table-cell table:style-name="ce4"/>
          <table:table-cell table:style-name="ce7" table:number-columns-repeated="9"/>
          <table:table-cell table:style-name="ce11"/>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7">00/00/0000</text:date>, <text:time style:data-style-name="N2" text:time-value="17:16:17.1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7-27T17:33:26.149000000</dc:date>
    <meta:editing-duration>PT50M16S</meta:editing-duration>
    <meta:editing-cycles>8</meta:editing-cycles>
    <meta:generator>LibreOffice/5.3.2.2$Windows_x86 LibreOffice_project/6cd4f1ef626f15116896b1d8e1398b56da0d0ee1</meta:generator>
    <meta:document-statistic meta:table-count="1" meta:cell-count="103" meta:object-count="0"/>
  </office:meta>
</office:document-meta>
</file>